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f54" officeooo:paragraph-rsid="00037f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lhor time: GOMS</text:p>
      <text:p text:style-name="P1"/>
      <text:p text:style-name="P1">Personas:</text:p>
      <text:p text:style-name="P1"><text:tab/>Ponto positivo: Bem explicado</text:p>
      <text:p text:style-name="P1"><text:tab/>Ponto negativo: ?</text:p>
      <text:p text:style-name="P1">Cenários:</text:p>
      <text:p text:style-name="P1"><text:tab/>Ponto positivo: Link com Personas</text:p>
      <text:p text:style-name="P1"><text:tab/>Ponto negativo: ?</text:p>
      <text:p text:style-name="P1">Análise Hierárquica de Tarefas:</text:p>
      <text:p text:style-name="P1"><text:tab/>Ponto positivo: Alguns exemplos que auxiliaram a explicação ao ser utilizado por GOMS</text:p>
      <text:p text:style-name="P1"><text:tab/>Ponto negativo: Não compreendi a explicação</text:p>
      <text:p text:style-name="P1">GOMS:</text:p>
      <text:p text:style-name="P1"><text:tab/>Ponto positivo: Bem explicado, Utilizou e explicou Análise Hierárquica e LKM</text:p>
      <text:p text:style-name="P1"><text:tab/>Ponto negativo: ?</text:p>
      <text:p text:style-name="P1">LKM:</text:p>
      <text:p text:style-name="P1"><text:tab/>Ponto positivo: Bem explicado</text:p>
      <text:p text:style-name="P1"><text:tab/>Ponto negativo: 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33:28.543955466</meta:creation-date>
    <dc:date>2018-03-21T16:38:32.234476943</dc:date>
    <meta:editing-duration>PT5M4S</meta:editing-duration>
    <meta:editing-cycles>1</meta:editing-cycles>
    <meta:document-statistic meta:table-count="0" meta:image-count="0" meta:object-count="0" meta:page-count="1" meta:paragraph-count="16" meta:word-count="66" meta:character-count="448" meta:non-whitespace-character-count="388"/>
    <meta:generator>LibreOffice/6.0.2.1$Linux_X86_64 LibreOffice_project/f7f06a8f319e4b62f9bc5095aa112a65d2f3ac89</meta:generator>
  </office:meta>
</office:document-meta>
</file>